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
            <text:p>TendererQualification</text:p>
          </table:table-cell>
          <table:table-cell table:style-name="ce7" office:value-type="string" office:string-value="Tenderer Qualification. Details">
            <text:p>Tenderer Qualification. Details</text:p>
          </table:table-cell>
          <table:table-cell table:style-name="ce7" office:value-type="string" office:string-value=""/>
          <table:table-cell table:style-name="ce7" office:value-type="string" office:string-value="Tenderer Qualification">
            <text:p>Tenderer Qualification</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declaring the qualifications of a tenderer.">
            <text:p>A document declaring the qualifications of a tenderer.</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enderer Qualification. UBL Version Identifier. Identifier">
            <text:p>Tenderer Qualification. UBL Version Identifier. Identifier</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enderer Qualification. Customization Identifier. Identifier">
            <text:p>Tenderer Qualification. Customization Identifier. Identifier</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enderer Qualification. Profile Identifier. Identifier">
            <text:p>Tenderer Qualification. Profile Identifier. Identifier</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enderer Qualification. Profile Execution Identifier. Identifier">
            <text:p>Tenderer Qualification. Profile Execution Identifier. Identifier</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enderer Qualification. Identifier">
            <text:p>Tenderer Qualification. Identifier</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Tenderer Qualification. Copy_ Indicator. Indicator">
            <text:p>Tenderer Qualification. Copy_ Indicator. Indicator</text:p>
          </table:table-cell>
          <table:table-cell table:style-name="ce8" office:value-type="string" office:string-value=""/>
          <table:table-cell office:value-type="string" table:style-name="ce8" office:string-value="Tenderer Qualification">
            <text:p>Tenderer Qualification</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enderer Qualification. UUID. Identifier">
            <text:p>Tenderer Qualification. UUID. Identifier</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Tenderer Qualification. Contract Folder Identifier. Identifier">
            <text:p>Tenderer Qualification. Contract Folder Identifier. Identifier</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8" office:string-value="Tenderer Qualification. Issue Date. Date">
            <text:p>Tenderer Qualification. Issue Date. Date</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1]&lt;&gt;&quot;&quot;;CONCATENATE([.F11];&quot; &quot;;[.G11]);[.G11])"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8" office:string-value="Tenderer Qualification. Issue Time. Time">
            <text:p>Tenderer Qualification. Issue Time. Time</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2]&lt;&gt;&quot;&quot;;CONCATENATE([.F12];&quot; &quot;;[.G12]);[.G12])"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8" office:string-value="Tenderer Qualification. Note. Text">
            <text:p>Tenderer Qualification. Note. Text</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8" office:string-value="Tenderer Qualification. Version. Identifier">
            <text:p>Tenderer Qualification. Version. Identifier</text:p>
          </table:table-cell>
          <table:table-cell table:style-name="ce8" office:value-type="string" office:string-value=""/>
          <table:table-cell office:value-type="string" table:style-name="ce8" office:string-value="Tenderer Qualification">
            <text:p>Tenderer Qualification</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4]&lt;&gt;&quot;&quot;;CONCATENATE([.F14];&quot; &quot;;[.G14]);[.G14])"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4]&lt;&gt;&quot;&quot;;CONCATENATE([.J14];&quot;_ &quot;;[.I14];&quot;. Type&quot;);CONCATENATE([.I1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the current version of the Tenderer Qualification.">
            <text:p>Indicates the current version of the <text:s/>Tenderer Qualification.</text:p>
          </table:table-cell>
          <table:table-cell office:value-type="string" table:style-name="ce8" office:string-value="1.1 ">
            <text:p><text:s/>1.1 </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reviousVersionID">
            <text:p>PreviousVersionID</text:p>
          </table:table-cell>
          <table:table-cell office:value-type="string" table:style-name="ce8" office:string-value="Tenderer Qualification. Previous_ Version. Identifier">
            <text:p>Tenderer Qualification. Previous_ Version. Identifier</text:p>
          </table:table-cell>
          <table:table-cell table:style-name="ce8" office:value-type="string" office:string-value=""/>
          <table:table-cell office:value-type="string" table:style-name="ce8" office:string-value="Tenderer Qualification">
            <text:p>Tenderer Qualification</text:p>
          </table:table-cell>
          <table:table-cell office:value-type="string" table:style-name="ce8" office:string-value="Previous">
            <text:p>Previous</text:p>
          </table:table-cell>
          <table:table-cell table:style-name="ce8" office:value-type="string" office:string-value=""/>
          <table:table-cell office:value-type="string" table:style-name="ce8" office:string-value="Version">
            <text:p>Version</text:p>
          </table:table-cell>
          <table:table-cell office:value-type="string" table:style-name="ce3" table:formula="of:=IF([.F15]&lt;&gt;&quot;&quot;;CONCATENATE([.F15];&quot; &quot;;[.G15]);[.G15])"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5]&lt;&gt;&quot;&quot;;CONCATENATE([.J15];&quot;_ &quot;;[.I15];&quot;. Type&quot;);CONCATENATE([.I1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previous version of the Tenderer Qualification which is superceded by this version.">
            <text:p>Identifies the previous version of the <text:s/>Tenderer Qualification which is superceded by this version.</text:p>
          </table:table-cell>
          <table:table-cell office:value-type="string" table:style-name="ce8" office:string-value="1.0 ">
            <text:p><text:s/>1.0 </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9" office:value-type="string" office:string-value="Tenderer Qualification. Signature">
            <text:p>Tenderer Qualification. Signature</text:p>
          </table:table-cell>
          <table:table-cell table:style-name="ce9" office:value-type="string" office:string-value=""/>
          <table:table-cell table:style-name="ce9" office:value-type="string" office:string-value="Tenderer Qualification">
            <text:p>Tenderer Qual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erPartyQualification">
            <text:p>TendererPartyQualification</text:p>
          </table:table-cell>
          <table:table-cell table:style-name="ce9" office:value-type="string" office:string-value="Tenderer Qualification. Tenderer Party Qualification">
            <text:p>Tenderer Qualification. Tenderer Party Qualification</text:p>
          </table:table-cell>
          <table:table-cell table:style-name="ce9" office:value-type="string" office:string-value=""/>
          <table:table-cell table:style-name="ce9" office:value-type="string" office:string-value="Tenderer Qualification">
            <text:p>Tenderer Qual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7]" office:value-type="string" office:string-value="Tenderer Party Qualification">
            <text:p>Tenderer Party Qualification</text:p>
          </table:table-cell>
          <table:table-cell table:style-name="ce9" office:value-type="string" office:string-value="Tenderer Party Qualification">
            <text:p>Tenderer Party Qual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er Party Qualification">
            <text:p>Tenderer Party Qualification</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specific qualification of the Tenderer.">
            <text:p>A specific qualification of the Tender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9" office:value-type="string" office:string-value="Tenderer Qualification. Contracting Party">
            <text:p>Tenderer Qualification. Contracting Party</text:p>
          </table:table-cell>
          <table:table-cell table:style-name="ce9" office:value-type="string" office:string-value=""/>
          <table:table-cell table:style-name="ce9" office:value-type="string" office:string-value="Tenderer Qualification">
            <text:p>Tenderer Qual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Contracting Party">
            <text:p>Contracting Party</text:p>
          </table:table-cell>
          <table:table-cell table:style-name="ce9" office:value-type="string" office:string-value="Contracting Party">
            <text:p>Contracting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ing Party">
            <text:p>Contracting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contracting party.">
            <text:p>The contracting par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Evidence">
            <text:p>Evidence</text:p>
          </table:table-cell>
          <table:table-cell table:style-name="ce9" office:value-type="string" office:string-value="Tenderer Qualification. Evidence">
            <text:p>Tenderer Qualification. Evidence</text:p>
          </table:table-cell>
          <table:table-cell table:style-name="ce9" office:value-type="string" office:string-value=""/>
          <table:table-cell table:style-name="ce9" office:value-type="string" office:string-value="Tenderer Qualification">
            <text:p>Tenderer Qualification</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Evidence">
            <text:p>Evidence</text:p>
          </table:table-cell>
          <table:table-cell table:style-name="ce9" office:value-type="string" office:string-value="Evidence">
            <text:p>Evid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vidence">
            <text:p>Evid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n evidentiary document supporting Tenderer qualifications.">
            <text:p>An evidentiary document supporting Tenderer qualification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9" office:value-type="string" office:string-value="Tenderer Qualification. Additional_ Document Reference. Document Reference">
            <text:p>Tenderer Qualification. Additional_ Document Reference. Document Reference</text:p>
          </table:table-cell>
          <table:table-cell table:style-name="ce9" office:value-type="string" office:string-value=""/>
          <table:table-cell table:style-name="ce9" office:value-type="string" office:string-value="Tenderer Qualification">
            <text:p>Tenderer Qualification</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20]"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